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00b4ff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78aa"/>
    </style:style>
    <style:style style:name="gr4" style:family="graphic" style:parent-style-name="standard">
      <style:graphic-properties draw:stroke="none" svg:stroke-width="0.001cm" draw:fill-color="#005a80"/>
    </style:style>
    <style:style style:name="gr5" style:family="graphic" style:parent-style-name="standard">
      <style:graphic-properties draw:stroke="none" svg:stroke-width="0.001cm" draw:fill-color="#00b4ff"/>
    </style:style>
    <style:style style:name="gr6" style:family="graphic" style:parent-style-name="standard">
      <style:graphic-properties draw:stroke="none" svg:stroke-width="0.001cm" draw:fill-color="#aae6ff"/>
    </style:style>
    <style:style style:name="gr7" style:family="graphic" style:parent-style-name="standard">
      <style:graphic-properties svg:stroke-width="0.001cm" svg:stroke-color="#d4f3ff" draw:fill="none" draw:fill-color="#ffffff" fo:padding-top="-0.049cm" fo:padding-bottom="-0.049cm" fo:padding-left="-0.049cm" fo:padding-right="-0.049cm"/>
    </style:style>
    <style:style style:name="gr8" style:family="graphic" style:parent-style-name="standard">
      <style:graphic-properties draw:stroke="none" svg:stroke-width="0.001cm" draw:fill-color="#000000"/>
    </style:style>
    <style:style style:name="gr9" style:family="graphic" style:parent-style-name="standard">
      <style:graphic-properties draw:stroke="none" svg:stroke-width="0.001cm" draw:fill-color="#0096d4"/>
    </style:style>
    <style:style style:name="gr10" style:family="graphic" style:parent-style-name="standard">
      <style:graphic-properties svg:stroke-width="0.001cm" svg:stroke-color="#003c55" draw:fill="none" draw:fill-color="#ffffff" fo:padding-top="-0.049cm" fo:padding-bottom="-0.049cm" fo:padding-left="-0.049cm" fo:padding-right="-0.049cm"/>
    </style:style>
    <style:style style:name="gr11" style:family="graphic" style:parent-style-name="standard">
      <style:graphic-properties svg:stroke-width="0.001cm" svg:stroke-color="#ffffff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0.349cm" svg:y="-5cm"/>
          <draw:glue-point draw:id="5" svg:x="-4.417cm" svg:y="5cm"/>
          <draw:glue-point draw:id="6" svg:x="2.789cm" svg:y="5cm"/>
          <draw:glue-point draw:id="7" svg:x="-0.814cm" svg:y="5cm"/>
          <draw:glue-point draw:id="8" svg:x="-5cm" svg:y="1.667cm"/>
          <draw:glue-point draw:id="9" svg:x="5cm" svg:y="-0.44cm"/>
          <draw:glue-point draw:id="10" svg:x="-0.349cm" svg:y="1.871cm"/>
          <draw:polygon draw:style-name="gr1" draw:layer="layout" svg:width="2.181cm" svg:height="1.719cm" svg:x="0.177cm" svg:y="0.281cm" svg:viewBox="0 0 2182 1720" draw:points="0,1720 2182,1720 2182,525 1232,0 0,877">
            <text:p/>
          </draw:polygon>
          <draw:polygon draw:style-name="gr2" draw:layer="layout" svg:width="2.181cm" svg:height="1.719cm" svg:x="0.177cm" svg:y="0.281cm" svg:viewBox="0 0 2182 1720" draw:points="0,1720 2182,1720 2182,525 1232,0 0,877">
            <text:p/>
          </draw:polygon>
          <draw:polygon draw:style-name="gr3" draw:layer="layout" svg:width="0.388cm" svg:height="1.228cm" svg:x="2.357cm" svg:y="0.772cm" svg:viewBox="0 0 389 1229" draw:points="0,1229 389,842 389,0 0,386">
            <text:p/>
          </draw:polygon>
          <draw:polygon draw:style-name="gr2" draw:layer="layout" svg:width="0.388cm" svg:height="1.228cm" svg:x="2.357cm" svg:y="0.772cm" svg:viewBox="0 0 389 1229" draw:points="0,1229 389,842 389,0 0,386">
            <text:p/>
          </draw:polygon>
          <draw:polygon draw:style-name="gr4" draw:layer="layout" svg:width="0.141cm" svg:height="0.983cm" svg:x="2.551cm" svg:y="0.912cm" svg:viewBox="0 0 142 984" draw:points="0,281 142,0 142,842 0,984 0,597">
            <text:p/>
          </draw:polygon>
          <draw:polygon draw:style-name="gr4" draw:layer="layout" svg:width="0.141cm" svg:height="0.983cm" svg:x="2.551cm" svg:y="0.912cm" svg:viewBox="0 0 142 984" draw:points="0,281 142,0 142,842 0,984 0,597">
            <text:p/>
          </draw:polygon>
          <draw:polyline draw:style-name="gr2" draw:layer="layout" svg:width="0.141cm" svg:height="0.983cm" svg:x="2.551cm" svg:y="0.912cm" svg:viewBox="0 0 142 984" draw:points="0,281 142,0 142,842 0,984 0,597">
            <text:p/>
          </draw:polyline>
          <draw:polygon draw:style-name="gr5" draw:layer="layout" svg:width="0.106cm" svg:height="0.843cm" svg:x="2.446cm" svg:y="1.053cm" svg:viewBox="0 0 107 844" draw:points="107,70 0,0 0,844 107,844">
            <text:p/>
          </draw:polygon>
          <draw:polygon draw:style-name="gr2" draw:layer="layout" svg:width="0.106cm" svg:height="0.843cm" svg:x="2.446cm" svg:y="1.053cm" svg:viewBox="0 0 107 844" draw:points="107,70 0,0 0,844 107,844">
            <text:p/>
          </draw:polygon>
          <draw:polygon draw:style-name="gr6" draw:layer="layout" svg:width="1.813cm" svg:height="1.333cm" svg:x="1.214cm" svg:y="0cm" svg:viewBox="0 0 1814 1334" draw:points="0,420 1391,1334 1814,912 422,0">
            <text:p/>
          </draw:polygon>
          <draw:polygon draw:style-name="gr7" draw:layer="layout" svg:width="1.813cm" svg:height="1.333cm" svg:x="1.214cm" svg:y="0cm" svg:viewBox="0 0 1814 1334" draw:points="0,420 1391,1334 1814,912 422,0">
            <text:p/>
          </draw:polygon>
          <draw:polygon draw:style-name="gr4" draw:layer="layout" svg:width="0.071cm" svg:height="0.456cm" svg:x="2.586cm" svg:y="0.632cm" svg:viewBox="0 0 72 457" draw:points="0,70 72,0 72,386 0,457">
            <text:p/>
          </draw:polygon>
          <draw:polygon draw:style-name="gr2" draw:layer="layout" svg:width="0.071cm" svg:height="0.456cm" svg:x="2.586cm" svg:y="0.632cm" svg:viewBox="0 0 72 457" draw:points="0,70 72,0 72,386 0,457">
            <text:p/>
          </draw:polygon>
          <draw:polygon draw:style-name="gr5" draw:layer="layout" svg:width="0.106cm" svg:height="0.386cm" svg:x="2.481cm" svg:y="0.702cm" svg:viewBox="0 0 107 387" draw:points="107,0 0,0 0,316 107,387">
            <text:p/>
          </draw:polygon>
          <draw:polygon draw:style-name="gr2" draw:layer="layout" svg:width="0.106cm" svg:height="0.386cm" svg:x="2.481cm" svg:y="0.702cm" svg:viewBox="0 0 107 387" draw:points="107,0 0,0 0,316 107,387">
            <text:p/>
          </draw:polygon>
          <draw:polygon draw:style-name="gr8" draw:layer="layout" svg:width="0.176cm" svg:height="0.07cm" svg:x="2.481cm" svg:y="0.632cm" svg:viewBox="0 0 177 71" draw:points="0,71 106,71 177,0 70,17">
            <text:p/>
          </draw:polygon>
          <draw:polygon draw:style-name="gr2" draw:layer="layout" svg:width="0.176cm" svg:height="0.07cm" svg:x="2.481cm" svg:y="0.632cm" svg:viewBox="0 0 177 71" draw:points="0,71 106,71 177,0 70,17">
            <text:p/>
          </draw:polygon>
          <draw:polygon draw:style-name="gr3" draw:layer="layout" svg:width="1.619cm" svg:height="1.333cm" svg:x="0cm" svg:y="0cm" svg:viewBox="0 0 1620 1334" draw:points="0,1334 369,965 1620,0 1214,420">
            <text:p/>
          </draw:polygon>
          <draw:polygon draw:style-name="gr7" draw:layer="layout" svg:width="1.619cm" svg:height="1.333cm" svg:x="0cm" svg:y="0cm" svg:viewBox="0 0 1620 1334" draw:points="0,1334 369,965 1620,0 1214,420">
            <text:p/>
          </draw:polygon>
          <draw:polygon draw:style-name="gr9" draw:layer="layout" svg:width="0.369cm" svg:height="0.667cm" svg:x="1.513cm" svg:y="1.333cm" svg:viewBox="0 0 370 668" draw:points="0,0 0,668 370,668 370,0">
            <text:p/>
          </draw:polygon>
          <draw:polygon draw:style-name="gr2" draw:layer="layout" svg:width="0.369cm" svg:height="0.667cm" svg:x="1.513cm" svg:y="1.333cm" svg:viewBox="0 0 370 668" draw:points="0,0 0,668 370,668 370,0">
            <text:p/>
          </draw:polygon>
          <draw:polygon draw:style-name="gr6" draw:layer="layout" svg:width="0.739cm" svg:height="0.35cm" svg:x="0.44cm" svg:y="1.333cm" svg:viewBox="0 0 740 351" draw:points="0,0 0,351 740,351 740,0">
            <text:p/>
          </draw:polygon>
          <draw:polygon draw:style-name="gr10" draw:layer="layout" svg:width="0.739cm" svg:height="0.35cm" svg:x="0.44cm" svg:y="1.333cm" svg:viewBox="0 0 740 351" draw:points="0,0 0,351 740,351 740,0">
            <text:p/>
          </draw:polygon>
          <draw:polyline draw:style-name="gr11" draw:layer="layout" svg:width="0.739cm" svg:height="0.35cm" svg:x="0.44cm" svg:y="1.333cm" svg:viewBox="0 0 740 351" draw:points="740,0 740,351 0,35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House blue</dc:title>
    <meta:creation-date>2011-02-07T16:41:16</meta:creation-date>
    <meta:editing-duration>P0D</meta:editing-duration>
    <meta:editing-cycles>1</meta:editing-cycles>
    <meta:document-statistic meta:object-count="25"/>
    <meta:generator>OpenOffice.org/3.3$Linux OpenOffice.org_project/330m20$Build-9567</meta:generator>
  </office:meta>
</office:document-meta>
</file>